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08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text-indent="0.17cm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.1cm"/>
    </style:style>
    <style:style style:name="P8" style:family="paragraph">
      <loext:graphic-properties draw:fill="none" draw:fill-color="#ffffff"/>
      <style:paragraph-properties fo:margin-left="0cm" fo:margin-right="0cm" fo:text-indent="0.1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3.25cm" svg:x2="12cm" svg:y2="3.25cm">
          <text:p/>
        </draw:line>
        <draw:line draw:style-name="gr2" draw:text-style-name="P1" draw:layer="layout" svg:x1="5cm" svg:y1="3cm" svg:x2="5cm" svg:y2="3.5cm">
          <text:p/>
        </draw:line>
        <draw:line draw:style-name="gr2" draw:text-style-name="P1" draw:layer="layout" svg:x1="10.5cm" svg:y1="3cm" svg:x2="10.5cm" svg:y2="3.5cm">
          <text:p/>
        </draw:line>
        <draw:line draw:style-name="gr3" draw:text-style-name="P1" draw:layer="layout" svg:x1="4cm" svg:y1="3cm" svg:x2="4cm" svg:y2="3.5cm">
          <text:p/>
        </draw:line>
        <draw:line draw:style-name="gr3" draw:text-style-name="P1" draw:layer="layout" svg:x1="12cm" svg:y1="3cm" svg:x2="12cm" svg:y2="3.5cm">
          <text:p/>
        </draw:line>
        <draw:frame draw:style-name="gr4" draw:text-style-name="P2" draw:layer="layout" svg:width="0.773cm" svg:height="0.645cm" svg:x="4.5cm" svg:y="3.605cm">
          <draw:text-box>
            <text:p><text:span text:style-name="T1">lb</text:span></text:p>
          </draw:text-box>
        </draw:frame>
        <draw:frame draw:style-name="gr5" draw:text-style-name="P2" draw:layer="layout" svg:width="0.891cm" svg:height="0.645cm" svg:x="10.227cm" svg:y="3.605cm">
          <draw:text-box>
            <text:p><text:span text:style-name="T1">ub</text:span></text:p>
          </draw:text-box>
        </draw:frame>
        <draw:frame draw:style-name="gr6" draw:text-style-name="P2" draw:layer="layout" svg:width="1.027cm" svg:height="0.645cm" svg:x="11.5cm" svg:y="3.605cm">
          <draw:text-box>
            <text:p><text:span text:style-name="T1">ub</text:span><text:span text:style-name="T1">*</text:span></text:p>
          </draw:text-box>
        </draw:frame>
        <draw:frame draw:style-name="gr7" draw:text-style-name="P2" draw:layer="layout" svg:width="0.908cm" svg:height="0.645cm" svg:x="3.5cm" svg:y="3.605cm">
          <draw:text-box>
            <text:p><text:span text:style-name="T1">lb*</text:span></text:p>
          </draw:text-box>
        </draw:frame>
        <draw:line draw:style-name="gr1" draw:text-style-name="P1" draw:layer="layout" svg:x1="3.75cm" svg:y1="15cm" svg:x2="12.25cm" svg:y2="15cm">
          <text:p/>
        </draw:line>
        <draw:line draw:style-name="gr2" draw:text-style-name="P1" draw:layer="layout" svg:x1="4.958cm" svg:y1="14.749cm" svg:x2="4.958cm" svg:y2="15.249cm">
          <text:p/>
        </draw:line>
        <draw:line draw:style-name="gr2" draw:text-style-name="P1" draw:layer="layout" svg:x1="7.25cm" svg:y1="14.75cm" svg:x2="7.25cm" svg:y2="15.25cm">
          <text:p/>
        </draw:line>
        <draw:line draw:style-name="gr3" draw:text-style-name="P1" draw:layer="layout" svg:x1="3.958cm" svg:y1="14.749cm" svg:x2="3.958cm" svg:y2="15.249cm">
          <text:p/>
        </draw:line>
        <draw:line draw:style-name="gr3" draw:text-style-name="P1" draw:layer="layout" svg:x1="11.958cm" svg:y1="14.749cm" svg:x2="11.958cm" svg:y2="15.249cm">
          <text:p/>
        </draw:line>
        <draw:frame draw:style-name="gr4" draw:text-style-name="P2" draw:layer="layout" svg:width="0.773cm" svg:height="0.645cm" svg:x="4.458cm" svg:y="15.354cm">
          <draw:text-box>
            <text:p><text:span text:style-name="T1">lb</text:span></text:p>
          </draw:text-box>
        </draw:frame>
        <draw:frame draw:style-name="gr5" draw:text-style-name="P2" draw:layer="layout" svg:width="0.891cm" svg:height="0.645cm" svg:x="6.859cm" svg:y="15.25cm">
          <draw:text-box>
            <text:p><text:span text:style-name="T1">ub</text:span></text:p>
          </draw:text-box>
        </draw:frame>
        <draw:frame draw:style-name="gr6" draw:text-style-name="P2" draw:layer="layout" svg:width="1.027cm" svg:height="0.645cm" svg:x="11.458cm" svg:y="15.354cm">
          <draw:text-box>
            <text:p><text:span text:style-name="T1">ub</text:span><text:span text:style-name="T1">*</text:span></text:p>
          </draw:text-box>
        </draw:frame>
        <draw:frame draw:style-name="gr7" draw:text-style-name="P2" draw:layer="layout" svg:width="0.908cm" svg:height="0.645cm" svg:x="3.5cm" svg:y="15.355cm">
          <draw:text-box>
            <text:p><text:span text:style-name="T1">lb*</text:span></text:p>
          </draw:text-box>
        </draw:frame>
        <draw:line draw:style-name="gr8" draw:text-style-name="P1" draw:layer="layout" svg:x1="7.208cm" svg:y1="14.998cm" svg:x2="8.707cm" svg:y2="14.998cm">
          <text:p/>
        </draw:line>
        <draw:line draw:style-name="gr9" draw:text-style-name="P1" draw:layer="layout" svg:x1="7.958cm" svg:y1="14.749cm" svg:x2="7.958cm" svg:y2="15.249cm">
          <text:p/>
        </draw:line>
        <draw:frame draw:style-name="gr10" draw:text-style-name="P4" draw:layer="layout" svg:width="0.697cm" svg:height="0.645cm" svg:x="7.458cm" svg:y="14.104cm">
          <draw:text-box>
            <text:p text:style-name="P3"><text:span text:style-name="T1">0</text:span></text:p>
          </draw:text-box>
        </draw:frame>
        <draw:line draw:style-name="gr8" draw:text-style-name="P1" draw:layer="layout" svg:x1="7.209cm" svg:y1="14.999cm" svg:x2="8.708cm" svg:y2="14.999cm">
          <text:p/>
        </draw:line>
        <draw:frame draw:style-name="gr10" draw:text-style-name="P4" draw:layer="layout" svg:width="0.697cm" svg:height="0.645cm" svg:x="7.459cm" svg:y="14.105cm">
          <draw:text-box>
            <text:p text:style-name="P3"><text:span text:style-name="T1">0</text:span></text:p>
          </draw:text-box>
        </draw:frame>
        <draw:frame draw:style-name="gr10" draw:text-style-name="P6" draw:layer="layout" svg:width="2.86cm" svg:height="0.645cm" svg:x="3.658cm" svg:y="13.75cm">
          <draw:text-box>
            <text:p text:style-name="P5"><text:span text:style-name="T1">ne</text:span><text:span text:style-name="T1">ga</text:span><text:span text:style-name="T1">tiv</text:span><text:span text:style-name="T1">e </text:span><text:span text:style-name="T1">st</text:span><text:span text:style-name="T1">ab</text:span><text:span text:style-name="T1">le</text:span></text:p>
          </draw:text-box>
        </draw:frame>
        <draw:line draw:style-name="gr1" draw:text-style-name="P1" draw:layer="layout" svg:x1="3.75cm" svg:y1="11.25cm" svg:x2="12.25cm" svg:y2="11.25cm">
          <text:p/>
        </draw:line>
        <draw:line draw:style-name="gr2" draw:text-style-name="P1" draw:layer="layout" svg:x1="8.5cm" svg:y1="11cm" svg:x2="8.5cm" svg:y2="11.5cm">
          <text:p/>
        </draw:line>
        <draw:line draw:style-name="gr2" draw:text-style-name="P1" draw:layer="layout" svg:x1="10.458cm" svg:y1="10.999cm" svg:x2="10.458cm" svg:y2="11.499cm">
          <text:p/>
        </draw:line>
        <draw:line draw:style-name="gr3" draw:text-style-name="P1" draw:layer="layout" svg:x1="3.958cm" svg:y1="10.999cm" svg:x2="3.958cm" svg:y2="11.499cm">
          <text:p/>
        </draw:line>
        <draw:line draw:style-name="gr3" draw:text-style-name="P1" draw:layer="layout" svg:x1="11.958cm" svg:y1="10.999cm" svg:x2="11.958cm" svg:y2="11.499cm">
          <text:p/>
        </draw:line>
        <draw:frame draw:style-name="gr11" draw:text-style-name="P8" draw:layer="layout" svg:width="1cm" svg:height="0.645cm" svg:x="8cm" svg:y="11.605cm">
          <draw:text-box>
            <text:p text:style-name="P7"><text:span text:style-name="T1">lb</text:span></text:p>
          </draw:text-box>
        </draw:frame>
        <draw:frame draw:style-name="gr5" draw:text-style-name="P2" draw:layer="layout" svg:width="0.891cm" svg:height="0.645cm" svg:x="10.185cm" svg:y="11.604cm">
          <draw:text-box>
            <text:p><text:span text:style-name="T1">ub</text:span></text:p>
          </draw:text-box>
        </draw:frame>
        <draw:frame draw:style-name="gr6" draw:text-style-name="P2" draw:layer="layout" svg:width="1.027cm" svg:height="0.645cm" svg:x="11.458cm" svg:y="11.604cm">
          <draw:text-box>
            <text:p><text:span text:style-name="T1">ub</text:span><text:span text:style-name="T1">*</text:span></text:p>
          </draw:text-box>
        </draw:frame>
        <draw:frame draw:style-name="gr7" draw:text-style-name="P2" draw:layer="layout" svg:width="0.908cm" svg:height="0.645cm" svg:x="3.5cm" svg:y="11.605cm">
          <draw:text-box>
            <text:p><text:span text:style-name="T1">lb*</text:span></text:p>
          </draw:text-box>
        </draw:frame>
        <draw:line draw:style-name="gr8" draw:text-style-name="P1" draw:layer="layout" svg:x1="7.208cm" svg:y1="11.248cm" svg:x2="8.707cm" svg:y2="11.248cm">
          <text:p/>
        </draw:line>
        <draw:line draw:style-name="gr9" draw:text-style-name="P1" draw:layer="layout" svg:x1="7.958cm" svg:y1="10.999cm" svg:x2="7.958cm" svg:y2="11.499cm">
          <text:p/>
        </draw:line>
        <draw:frame draw:style-name="gr10" draw:text-style-name="P4" draw:layer="layout" svg:width="0.697cm" svg:height="0.645cm" svg:x="7.458cm" svg:y="10.354cm">
          <draw:text-box>
            <text:p text:style-name="P3"><text:span text:style-name="T1">0</text:span></text:p>
          </draw:text-box>
        </draw:frame>
        <draw:line draw:style-name="gr8" draw:text-style-name="P1" draw:layer="layout" svg:x1="7.209cm" svg:y1="11.249cm" svg:x2="8.708cm" svg:y2="11.249cm">
          <text:p/>
        </draw:line>
        <draw:frame draw:style-name="gr10" draw:text-style-name="P4" draw:layer="layout" svg:width="0.697cm" svg:height="0.645cm" svg:x="7.459cm" svg:y="10.355cm">
          <draw:text-box>
            <text:p text:style-name="P3"><text:span text:style-name="T1">0</text:span></text:p>
          </draw:text-box>
        </draw:frame>
        <draw:frame draw:style-name="gr10" draw:text-style-name="P6" draw:layer="layout" svg:width="2.725cm" svg:height="0.645cm" svg:x="3.658cm" svg:y="10cm">
          <draw:text-box>
            <text:p text:style-name="P5"><text:span text:style-name="T1">po</text:span><text:span text:style-name="T1">sit</text:span><text:span text:style-name="T1">iv</text:span><text:span text:style-name="T1">e </text:span><text:span text:style-name="T1">st</text:span><text:span text:style-name="T1">ab</text:span><text:span text:style-name="T1">le</text:span></text:p>
          </draw:text-box>
        </draw:frame>
        <draw:line draw:style-name="gr1" draw:text-style-name="P1" draw:layer="layout" svg:x1="3.75cm" svg:y1="7.75cm" svg:x2="12.25cm" svg:y2="7.75cm">
          <text:p/>
        </draw:line>
        <draw:line draw:style-name="gr2" draw:text-style-name="P1" draw:layer="layout" svg:x1="5.25cm" svg:y1="7.5cm" svg:x2="5.25cm" svg:y2="8cm">
          <text:p/>
        </draw:line>
        <draw:line draw:style-name="gr2" draw:text-style-name="P1" draw:layer="layout" svg:x1="10.473cm" svg:y1="7.499cm" svg:x2="10.473cm" svg:y2="7.999cm">
          <text:p/>
        </draw:line>
        <draw:line draw:style-name="gr3" draw:text-style-name="P1" draw:layer="layout" svg:x1="3.973cm" svg:y1="7.499cm" svg:x2="3.973cm" svg:y2="7.999cm">
          <text:p/>
        </draw:line>
        <draw:line draw:style-name="gr3" draw:text-style-name="P1" draw:layer="layout" svg:x1="11.973cm" svg:y1="7.499cm" svg:x2="11.973cm" svg:y2="7.999cm">
          <text:p/>
        </draw:line>
        <draw:frame draw:style-name="gr11" draw:text-style-name="P8" draw:layer="layout" svg:width="1cm" svg:height="0.645cm" svg:x="4.75cm" svg:y="8.105cm">
          <draw:text-box>
            <text:p text:style-name="P7"><text:span text:style-name="T1">lb</text:span></text:p>
          </draw:text-box>
        </draw:frame>
        <draw:frame draw:style-name="gr5" draw:text-style-name="P2" draw:layer="layout" svg:width="0.891cm" svg:height="0.645cm" svg:x="10.2cm" svg:y="8.104cm">
          <draw:text-box>
            <text:p><text:span text:style-name="T1">ub</text:span></text:p>
          </draw:text-box>
        </draw:frame>
        <draw:frame draw:style-name="gr6" draw:text-style-name="P2" draw:layer="layout" svg:width="1.027cm" svg:height="0.645cm" svg:x="11.473cm" svg:y="8.104cm">
          <draw:text-box>
            <text:p><text:span text:style-name="T1">ub</text:span><text:span text:style-name="T1">*</text:span></text:p>
          </draw:text-box>
        </draw:frame>
        <draw:frame draw:style-name="gr7" draw:text-style-name="P2" draw:layer="layout" svg:width="0.908cm" svg:height="0.645cm" svg:x="3.515cm" svg:y="8.105cm">
          <draw:text-box>
            <text:p><text:span text:style-name="T1">lb*</text:span></text:p>
          </draw:text-box>
        </draw:frame>
        <draw:line draw:style-name="gr8" draw:text-style-name="P1" draw:layer="layout" svg:x1="7.223cm" svg:y1="7.748cm" svg:x2="8.722cm" svg:y2="7.748cm">
          <text:p/>
        </draw:line>
        <draw:line draw:style-name="gr9" draw:text-style-name="P1" draw:layer="layout" svg:x1="7.973cm" svg:y1="7.499cm" svg:x2="7.973cm" svg:y2="7.999cm">
          <text:p/>
        </draw:line>
        <draw:frame draw:style-name="gr10" draw:text-style-name="P4" draw:layer="layout" svg:width="0.697cm" svg:height="0.645cm" svg:x="7.473cm" svg:y="6.854cm">
          <draw:text-box>
            <text:p text:style-name="P3"><text:span text:style-name="T1">0</text:span></text:p>
          </draw:text-box>
        </draw:frame>
        <draw:line draw:style-name="gr8" draw:text-style-name="P1" draw:layer="layout" svg:x1="7.224cm" svg:y1="7.749cm" svg:x2="8.723cm" svg:y2="7.749cm">
          <text:p/>
        </draw:line>
        <draw:frame draw:style-name="gr10" draw:text-style-name="P4" draw:layer="layout" svg:width="0.697cm" svg:height="0.645cm" svg:x="7.474cm" svg:y="6.855cm">
          <draw:text-box>
            <text:p text:style-name="P3"><text:span text:style-name="T1">0</text:span></text:p>
          </draw:text-box>
        </draw:frame>
        <draw:frame draw:style-name="gr10" draw:text-style-name="P6" draw:layer="layout" svg:width="1.827cm" svg:height="0.645cm" svg:x="3.673cm" svg:y="6.5cm">
          <draw:text-box>
            <text:p text:style-name="P5"><text:span text:style-name="T1">un</text:span><text:span text:style-name="T1">st</text:span><text:span text:style-name="T1">ab</text:span><text:span text:style-name="T1">le</text:span></text:p>
          </draw:text-box>
        </draw:frame>
        <draw:line draw:style-name="gr1" draw:text-style-name="P1" draw:layer="layout" svg:x1="3.75cm" svg:y1="18.5cm" svg:x2="12.25cm" svg:y2="18.5cm">
          <text:p/>
        </draw:line>
        <draw:line draw:style-name="gr2" draw:text-style-name="P1" draw:layer="layout" svg:x1="9.75cm" svg:y1="18.25cm" svg:x2="9.75cm" svg:y2="18.75cm">
          <text:p/>
        </draw:line>
        <draw:line draw:style-name="gr2" draw:text-style-name="P1" draw:layer="layout" svg:x1="11cm" svg:y1="18.25cm" svg:x2="11cm" svg:y2="18.75cm">
          <text:p/>
        </draw:line>
        <draw:line draw:style-name="gr3" draw:text-style-name="P1" draw:layer="layout" svg:x1="8.25cm" svg:y1="18.25cm" svg:x2="8.25cm" svg:y2="18.75cm">
          <text:p/>
        </draw:line>
        <draw:line draw:style-name="gr3" draw:text-style-name="P1" draw:layer="layout" svg:x1="11.958cm" svg:y1="18.249cm" svg:x2="11.958cm" svg:y2="18.749cm">
          <text:p/>
        </draw:line>
        <draw:frame draw:style-name="gr11" draw:text-style-name="P8" draw:layer="layout" svg:width="1cm" svg:height="0.645cm" svg:x="9.25cm" svg:y="18.855cm">
          <draw:text-box>
            <text:p text:style-name="P7"><text:span text:style-name="T1">lb</text:span></text:p>
          </draw:text-box>
        </draw:frame>
        <draw:frame draw:style-name="gr5" draw:text-style-name="P2" draw:layer="layout" svg:width="0.891cm" svg:height="0.645cm" svg:x="10.609cm" svg:y="18.855cm">
          <draw:text-box>
            <text:p><text:span text:style-name="T1">ub</text:span></text:p>
          </draw:text-box>
        </draw:frame>
        <draw:frame draw:style-name="gr6" draw:text-style-name="P2" draw:layer="layout" svg:width="1.027cm" svg:height="0.645cm" svg:x="11.458cm" svg:y="18.854cm">
          <draw:text-box>
            <text:p><text:span text:style-name="T1">ub</text:span><text:span text:style-name="T1">*</text:span></text:p>
          </draw:text-box>
        </draw:frame>
        <draw:frame draw:style-name="gr7" draw:text-style-name="P2" draw:layer="layout" svg:width="0.908cm" svg:height="0.645cm" svg:x="7.842cm" svg:y="18.855cm">
          <draw:text-box>
            <text:p><text:span text:style-name="T1">lb*</text:span></text:p>
          </draw:text-box>
        </draw:frame>
        <draw:line draw:style-name="gr8" draw:text-style-name="P1" draw:layer="layout" svg:x1="7.208cm" svg:y1="18.498cm" svg:x2="8.707cm" svg:y2="18.498cm">
          <text:p/>
        </draw:line>
        <draw:line draw:style-name="gr9" draw:text-style-name="P1" draw:layer="layout" svg:x1="7.958cm" svg:y1="18.249cm" svg:x2="7.958cm" svg:y2="18.749cm">
          <text:p/>
        </draw:line>
        <draw:frame draw:style-name="gr10" draw:text-style-name="P4" draw:layer="layout" svg:width="0.697cm" svg:height="0.645cm" svg:x="7.458cm" svg:y="17.604cm">
          <draw:text-box>
            <text:p text:style-name="P3"><text:span text:style-name="T1">0</text:span></text:p>
          </draw:text-box>
        </draw:frame>
        <draw:line draw:style-name="gr8" draw:text-style-name="P1" draw:layer="layout" svg:x1="7.209cm" svg:y1="18.499cm" svg:x2="8.708cm" svg:y2="18.499cm">
          <text:p/>
        </draw:line>
        <draw:frame draw:style-name="gr10" draw:text-style-name="P4" draw:layer="layout" svg:width="0.697cm" svg:height="0.645cm" svg:x="7.459cm" svg:y="17.605cm">
          <draw:text-box>
            <text:p text:style-name="P3"><text:span text:style-name="T1">0</text:span></text:p>
          </draw:text-box>
        </draw:frame>
        <draw:frame draw:style-name="gr10" draw:text-style-name="P6" draw:layer="layout" svg:width="2.725cm" svg:height="0.645cm" svg:x="3.658cm" svg:y="17.25cm">
          <draw:text-box>
            <text:p text:style-name="P5"><text:span text:style-name="T1">po</text:span><text:span text:style-name="T1">sit</text:span><text:span text:style-name="T1">iv</text:span><text:span text:style-name="T1">e </text:span><text:span text:style-name="T1">st</text:span><text:span text:style-name="T1">ab</text:span><text:span text:style-name="T1">le</text:span></text:p>
          </draw:text-box>
        </draw:frame>
        <draw:line draw:style-name="gr1" draw:text-style-name="P1" draw:layer="layout" svg:x1="3.5cm" svg:y1="21.5cm" svg:x2="12cm" svg:y2="21.5cm">
          <text:p/>
        </draw:line>
        <draw:line draw:style-name="gr2" draw:text-style-name="P1" draw:layer="layout" svg:x1="4.723cm" svg:y1="21.249cm" svg:x2="4.723cm" svg:y2="21.749cm">
          <text:p/>
        </draw:line>
        <draw:line draw:style-name="gr2" draw:text-style-name="P1" draw:layer="layout" svg:x1="6cm" svg:y1="21.25cm" svg:x2="6cm" svg:y2="21.75cm">
          <text:p/>
        </draw:line>
        <draw:line draw:style-name="gr3" draw:text-style-name="P1" draw:layer="layout" svg:x1="3.723cm" svg:y1="21.249cm" svg:x2="3.723cm" svg:y2="21.749cm">
          <text:p/>
        </draw:line>
        <draw:line draw:style-name="gr3" draw:text-style-name="P1" draw:layer="layout" svg:x1="7cm" svg:y1="21.25cm" svg:x2="7cm" svg:y2="21.75cm">
          <text:p/>
        </draw:line>
        <draw:frame draw:style-name="gr4" draw:text-style-name="P2" draw:layer="layout" svg:width="0.773cm" svg:height="0.645cm" svg:x="4.223cm" svg:y="21.854cm">
          <draw:text-box>
            <text:p><text:span text:style-name="T1">lb</text:span></text:p>
          </draw:text-box>
        </draw:frame>
        <draw:frame draw:style-name="gr5" draw:text-style-name="P2" draw:layer="layout" svg:width="0.891cm" svg:height="0.645cm" svg:x="5.5cm" svg:y="21.75cm">
          <draw:text-box>
            <text:p><text:span text:style-name="T1">ub</text:span></text:p>
          </draw:text-box>
        </draw:frame>
        <draw:frame draw:style-name="gr6" draw:text-style-name="P2" draw:layer="layout" svg:width="1.027cm" svg:height="0.645cm" svg:x="6.5cm" svg:y="21.75cm">
          <draw:text-box>
            <text:p><text:span text:style-name="T1">ub</text:span><text:span text:style-name="T1">*</text:span></text:p>
          </draw:text-box>
        </draw:frame>
        <draw:frame draw:style-name="gr7" draw:text-style-name="P2" draw:layer="layout" svg:width="0.908cm" svg:height="0.645cm" svg:x="3.265cm" svg:y="21.855cm">
          <draw:text-box>
            <text:p><text:span text:style-name="T1">lb*</text:span></text:p>
          </draw:text-box>
        </draw:frame>
        <draw:line draw:style-name="gr8" draw:text-style-name="P1" draw:layer="layout" svg:x1="6.973cm" svg:y1="21.498cm" svg:x2="8.472cm" svg:y2="21.498cm">
          <text:p/>
        </draw:line>
        <draw:line draw:style-name="gr9" draw:text-style-name="P1" draw:layer="layout" svg:x1="7.723cm" svg:y1="21.249cm" svg:x2="7.723cm" svg:y2="21.749cm">
          <text:p/>
        </draw:line>
        <draw:frame draw:style-name="gr10" draw:text-style-name="P4" draw:layer="layout" svg:width="0.697cm" svg:height="0.645cm" svg:x="7.223cm" svg:y="20.604cm">
          <draw:text-box>
            <text:p text:style-name="P3"><text:span text:style-name="T1">0</text:span></text:p>
          </draw:text-box>
        </draw:frame>
        <draw:line draw:style-name="gr8" draw:text-style-name="P1" draw:layer="layout" svg:x1="6.974cm" svg:y1="21.499cm" svg:x2="8.473cm" svg:y2="21.499cm">
          <text:p/>
        </draw:line>
        <draw:frame draw:style-name="gr10" draw:text-style-name="P4" draw:layer="layout" svg:width="0.697cm" svg:height="0.645cm" svg:x="7.224cm" svg:y="20.605cm">
          <draw:text-box>
            <text:p text:style-name="P3"><text:span text:style-name="T1">0</text:span></text:p>
          </draw:text-box>
        </draw:frame>
        <draw:frame draw:style-name="gr10" draw:text-style-name="P6" draw:layer="layout" svg:width="2.86cm" svg:height="0.645cm" svg:x="3.423cm" svg:y="20.25cm">
          <draw:text-box>
            <text:p text:style-name="P5"><text:span text:style-name="T1">ne</text:span><text:span text:style-name="T1">ga</text:span><text:span text:style-name="T1">tiv</text:span><text:span text:style-name="T1">e </text:span><text:span text:style-name="T1">st</text:span><text:span text:style-name="T1">ab</text:span><text:span text:style-name="T1">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2:04:59.770049427</meta:creation-date>
    <dc:date>2023-06-08T10:58:08.336165075</dc:date>
    <meta:editing-duration>P1DT19H31M51S</meta:editing-duration>
    <meta:editing-cycles>2</meta:editing-cycles>
    <meta:generator>LibreOffice/7.5.3.2$MacOSX_AARCH64 LibreOffice_project/9f56dff12ba03b9acd7730a5a481eea045e468f3</meta:generator>
    <meta:document-statistic meta:object-count="84"/>
  </office:meta>
</office:document-meta>
</file>